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b20f1" officeooo:paragraph-rsid="000b20f1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b20f1" officeooo:paragraph-rsid="000bbae0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b20f1" officeooo:paragraph-rsid="00183211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bbae0" officeooo:paragraph-rsid="000bbae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bbae0" officeooo:paragraph-rsid="0014845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bbae0" officeooo:paragraph-rsid="000bbae0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d4180" officeooo:paragraph-rsid="000d418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b20f1" officeooo:paragraph-rsid="000b20f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b20f1" officeooo:paragraph-rsid="000bbae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0bbae0" officeooo:paragraph-rsid="000bbae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d418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3pt" fo:font-weight="normal" officeooo:rsid="000bbae0" officeooo:paragraph-rsid="000bbae0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3pt" fo:font-weight="normal" officeooo:rsid="000bbae0" officeooo:paragraph-rsid="0014845e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3pt" fo:font-weight="normal" officeooo:rsid="000d4180" officeooo:paragraph-rsid="000d4180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3pt" fo:font-weight="bold" officeooo:rsid="000bbae0" officeooo:paragraph-rsid="000bbae0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0f1" style:font-weight-asian="bold" style:font-weight-complex="bold"/>
    </style:style>
    <style:style style:name="T3" style:family="text">
      <style:text-properties fo:font-weight="bold" officeooo:rsid="000bbae0" style:font-weight-asian="bold" style:font-weight-complex="bold"/>
    </style:style>
    <style:style style:name="T4" style:family="text">
      <style:text-properties fo:font-weight="bold" officeooo:rsid="000d41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bae0" style:font-weight-asian="normal" style:font-weight-complex="normal"/>
    </style:style>
    <style:style style:name="T7" style:family="text">
      <style:text-properties fo:font-weight="normal" officeooo:rsid="000b20f1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111eb0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officeooo:rsid="000d4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1"><text:tab/><text:tab/><text:tab/><text:tab/><text:tab/><text:tab/><text:span text:style-name="T4">GRAMÁTICA</text:span></text:p>
      <text:p text:style-name="P13"/>
      <text:p text:style-name="P3"><text:span text:style-name="T1">S</text:span> → {<text:span text:style-name="T1">Declarar</text:span>}* <text:s/><text:span text:style-name="T12">“main” </text:span>{<text:span text:style-name="T1">Declarar</text:span>}* {<text:span text:style-name="T1">Comandos</text:span>}*<text:span text:style-name="T12"> “end”</text:span></text:p>
      <text:p text:style-name="P8"/>
      <text:p text:style-name="P1"><text:span text:style-name="T1">Escrever</text:span> → “write” “(“<text:span text:style-name="T1">Expressao</text:span>“) ” “;” | “writeln” “(“ <text:span text:style-name="T1">Expressao</text:span> “)” “;”</text:p>
      <text:p text:style-name="P8"/>
      <text:p text:style-name="P1"><text:span text:style-name="T1">Ler</text:span> → “readln” “(” “id” <text:s/>“)” “;”</text:p>
      <text:p text:style-name="P8"/>
      <text:p text:style-name="P1"><text:span text:style-name="T1">Atribuir → </text:span><text:span text:style-name="T5">“</text:span><text:span text:style-name="T6">id” “=” </text:span><text:span text:style-name="T3">Expressao </text:span><text:span text:style-name="T6">“;”</text:span></text:p>
      <text:p text:style-name="P8"/>
      <text:p text:style-name="P2"><text:span text:style-name="T1">ListaAtribuir </text:span><text:span text:style-name="T5">→(“integer”|“byte”|“boolean”|“string”) “</text:span><text:span text:style-name="T6">id” {“,” “id” <text:s/>“=” “valor”}* “;” </text:span></text:p>
      <text:p text:style-name="P10"/>
      <text:p text:style-name="P4"><text:span text:style-name="T1">Declarar</text:span><text:span text:style-name="T5"> → </text:span><text:span text:style-name="T2"><text:s/></text:span><text:span text:style-name="T7">“const” “id” “=” “valor” “;” | </text:span><text:span text:style-name="T2">ListaAtribuir</text:span></text:p>
      <text:p text:style-name="P9"/>
      <text:p text:style-name="P5"><text:span text:style-name="T2">D</text:span><text:span text:style-name="T1">esvio </text:span><text:span text:style-name="T5">→ “if” “(“ </text:span><text:span text:style-name="T1">Expressao</text:span><text:span text:style-name="T5"> <text:s/>“)” “then” </text:span><text:span text:style-name="T1">Comando | </text:span><text:span text:style-name="T5">“if” “(” </text:span><text:span text:style-name="T1">Expressao</text:span><text:span text:style-name="T9"> “)” “then” </text:span><text:span text:style-name="T11">Comando </text:span><text:span text:style-name="T9">“else” <text:s/></text:span></text:p>
      <text:p text:style-name="P15"/>
      <text:p text:style-name="P5"><text:span text:style-name="T11">Comando </text:span><text:span text:style-name="T9">|</text:span><text:span text:style-name="T11"> </text:span><text:span text:style-name="T9">“if” “(” </text:span><text:span text:style-name="T11">Expressao </text:span><text:span text:style-name="T9">“)” “then” “begin” {</text:span><text:span text:style-name="T11">Comandos</text:span><text:span text:style-name="T9">}* “end” “else” “begin” {</text:span><text:span text:style-name="T11">Comandos</text:span><text:span text:style-name="T9">}* “end”</text:span></text:p>
      <text:p text:style-name="P14"/>
      <text:p text:style-name="P4"><text:span text:style-name="T11">Repetir</text:span><text:span text:style-name="T9"> → “while” “(” </text:span><text:span text:style-name="T11">Expressao</text:span><text:span text:style-name="T9"> “)” </text:span><text:span text:style-name="T11">Comando | </text:span><text:span text:style-name="T9">“while” “(” </text:span><text:span text:style-name="T11">Expressao </text:span><text:span text:style-name="T9">“</text:span><text:span text:style-name="T10">)”</text:span><text:span text:style-name="T9">+ “begin” {</text:span><text:span text:style-name="T11">Comando</text:span><text:span text:style-name="T9">}* “end”</text:span></text:p>
      <text:p text:style-name="P14"/>
      <text:p text:style-name="P6"><text:span text:style-name="T8">Comando </text:span><text:span text:style-name="T9">→ </text:span><text:span text:style-name="T8">Ler</text:span><text:span text:style-name="T9"> | </text:span><text:span text:style-name="T8">Escrever</text:span><text:span text:style-name="T9"> | </text:span><text:span text:style-name="T8">Desvio</text:span><text:span text:style-name="T9"> | </text:span><text:span text:style-name="T8">Atribuir</text:span><text:span text:style-name="T9"> | </text:span><text:span text:style-name="T8">Repetir</text:span></text:p>
      <text:p text:style-name="P17"/>
      <text:p text:style-name="P7"><text:span text:style-name="T8">Expressao </text:span><text:span text:style-name="T9">→ “id” | {</text:span><text:span text:style-name="T8">Relacional</text:span><text:span text:style-name="T9"> | </text:span><text:span text:style-name="T8">Aritmetico</text:span><text:span text:style-name="T9"> | </text:span><text:span text:style-name="T8">Logico</text:span><text:span text:style-name="T9">}+ | “(”</text:span><text:span text:style-name="T8">Expressao</text:span><text:span text:style-name="T9">”)”</text:span></text:p>
      <text:p text:style-name="P16"/>
      <text:p text:style-name="P7"><text:span text:style-name="T8">Relacional</text:span><text:span text:style-name="T9"> → </text:span><text:span text:style-name="T8">Expressao</text:span><text:span text:style-name="T9">[(“==” | “!=” | “&lt;” | “&gt;” | “&lt;=’ | “&gt;=”) <text:s/></text:span><text:span text:style-name="T8">Expressao</text:span><text:span text:style-name="T9">]</text:span></text:p>
      <text:p text:style-name="P16"/>
      <text:p text:style-name="P7"><text:span text:style-name="T8">Aritmetico</text:span><text:span text:style-name="T9"> →</text:span><text:span text:style-name="T8">Expressao</text:span><text:span text:style-name="T9">[(“+” | “*” | “/’ | “-”) </text:span><text:span text:style-name="T8">Expressao</text:span><text:span text:style-name="T9">] </text:span></text:p>
      <text:p text:style-name="P16"/>
      <text:p text:style-name="P7"><text:span text:style-name="T8">Logico</text:span><text:span text:style-name="T9"> → “not” </text:span><text:span text:style-name="T8">Expressao | Expressao</text:span><text:span text:style-name="T9">[(“or” | “and”) </text:span><text:span text:style-name="T8">Expressao</text:span><text:span text:style-name="T9">]</text:span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2:08:06.186000000</meta:creation-date>
    <dc:date>2019-10-02T22:31:33.400000000</dc:date>
    <meta:editing-duration>PT3H17M10S</meta:editing-duration>
    <meta:editing-cycles>10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5" meta:word-count="149" meta:character-count="959" meta:non-whitespace-character-count="809"/>
  </office:meta>
</office:document-meta>
</file>